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8cm" draw:marker-end="Arrow" draw:marker-end-width="0.381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127cm"/>
    </style:style>
    <style:style style:name="co1" style:family="table-column">
      <style:table-column-properties style:column-width="1.974cm" style:use-optimal-column-width="false"/>
    </style:style>
    <style:style style:name="co2" style:family="table-column">
      <style:table-column-properties style:column-width="1.475cm" style:use-optimal-column-width="false"/>
    </style:style>
    <style:style style:name="co3" style:family="table-column">
      <style:table-column-properties style:column-width="1.633cm" style:use-optimal-column-width="false"/>
    </style:style>
    <style:style style:name="co4" style:family="table-column">
      <style:table-column-properties style:column-width="2.535cm" style:use-optimal-column-width="false"/>
    </style:style>
    <style:style style:name="co5" style:family="table-column">
      <style:table-column-properties style:column-width="2.534cm" style:use-optimal-column-width="false"/>
    </style:style>
    <style:style style:name="co6" style:family="table-column">
      <style:table-column-properties style:column-width="2.789cm" style:use-optimal-column-width="false"/>
    </style:style>
    <style:style style:name="co7" style:family="table-column">
      <style:table-column-properties style:column-width="2.353cm" style:use-optimal-column-width="false"/>
    </style:style>
    <style:style style:name="co8" style:family="table-column">
      <style:table-column-properties style:column-width="2.617cm" style:use-optimal-column-width="false"/>
    </style:style>
    <style:style style:name="co9" style:family="table-column">
      <style:table-column-properties style:column-width="2.512cm" style:use-optimal-column-width="false"/>
    </style:style>
    <style:style style:name="co10" style:family="table-column">
      <style:table-column-properties style:column-width="2.914cm" style:use-optimal-column-width="false"/>
    </style:style>
    <style:style style:name="co11" style:family="table-column">
      <style:table-column-properties style:column-width="2.178cm" style:use-optimal-column-width="false"/>
    </style:style>
    <style:style style:name="co12" style:family="table-column">
      <style:table-column-properties style:column-width="5.07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91cm"/>
    </style:style>
    <style:style style:name="ce1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081cm" svg:height="4.684cm" svg:x="3.568cm" svg:y="6.6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1">Country</text:span></text:p>
              </table:table-cell>
              <table:table-cell>
                <text:p text:style-name="P1"><text:span text:style-name="T1">Name</text:span></text:p>
              </table:table-cell>
              <table:table-cell>
                <text:p text:style-name="P1"><text:span text:style-name="T1">Are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Joe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Mike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Bill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Julia</text:span></text:p>
              </table:table-cell>
              <table:table-cell>
                <text:p text:style-name="P1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68cm" svg:height="1.873cm" svg:x="3.581cm" svg:y="4.72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2">
              <table:table-cell table:number-columns-spanned="2">
                <text:p><text:span text:style-name="T2">Params</text:span></text:p>
              </table:table-cell>
              <table:covered-table-cell/>
            </table:table-row>
            <table:table-row table:style-name="ro1" table:default-cell-style-name="ce2">
              <table:table-cell>
                <text:p><text:span text:style-name="T2">Country</text:span></text:p>
              </table:table-cell>
              <table:table-cell>
                <text:p text:style-name="P1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41cm" svg:height="4.684cm" svg:x="12.368cm" svg:y="11.77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Id</text:span></text:p>
              </table:table-cell>
              <table:table-cell>
                <text:p text:style-name="P1"><text:span text:style-name="T1">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0</text:span></text:p>
              </table:table-cell>
              <table:table-cell>
                <text:p text:style-name="P1"><text:span text:style-name="T1">Lond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1</text:span></text:p>
              </table:table-cell>
              <table:table-cell>
                <text:p text:style-name="P1"><text:span text:style-name="T1">Enfiel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2</text:span></text:p>
              </table:table-cell>
              <table:table-cell>
                <text:p text:style-name="P1"><text:span text:style-name="T1">Dartford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3</text:span></text:p>
              </table:table-cell>
              <table:table-cell>
                <text:p text:style-name="P1"><text:span text:style-name="T1">Brentwoo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28cm" svg:height="1.873cm" svg:x="12.381cm" svg:y="9.82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" table:default-cell-style-name="ce2">
              <table:table-cell table:number-columns-spanned="2">
                <text:p><text:span text:style-name="T2">Params</text:span></text:p>
              </table:table-cell>
              <table:covered-table-cell/>
            </table:table-row>
            <table:table-row table:style-name="ro1" table:default-cell-style-name="ce2">
              <table:table-cell>
                <text:p><text:span text:style-name="T2">AreaId</text:span></text:p>
              </table:table-cell>
              <table:table-cell>
                <text:p text:style-name="P1"><text:span text:style-name="T2">0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1" draw:layer="layout" svg:x1="3.032cm" svg:y1="9.001cm" svg:x2="3.54cm" svg:y2="9.001cm">
          <text:p/>
        </draw:line>
        <draw:line draw:style-name="gr2" draw:text-style-name="P1" draw:layer="layout" svg:x1="8.62cm" svg:y1="9.128cm" svg:x2="11.16cm" svg:y2="9.128cm">
          <text:p/>
        </draw:line>
        <draw:line draw:style-name="gr2" draw:text-style-name="P1" draw:layer="layout" svg:x1="11.16cm" svg:y1="11.16cm" svg:x2="11.16cm" svg:y2="9.15cm">
          <text:p/>
        </draw:line>
        <draw:line draw:style-name="gr3" draw:text-style-name="P1" draw:layer="layout" svg:x1="11.16cm" svg:y1="11.15cm" svg:x2="12.43cm" svg:y2="11.15cm">
          <text:p/>
        </draw:line>
        <draw:frame draw:style-name="gr4" draw:text-style-name="P3" draw:layer="layout" svg:width="1.281cm" svg:height="0.645cm" svg:x="8.682cm" svg:y="8.525cm">
          <draw:text-box>
            <text:p><text:span text:style-name="T3">Area</text:span></text:p>
          </draw:text-box>
        </draw:frame>
        <draw:frame draw:style-name="gr4" draw:layer="layout" svg:width="1.594cm" svg:height="0.645cm" svg:x="10.883cm" svg:y="11.326cm">
          <draw:text-box>
            <text:p><text:span text:style-name="T3">AreaId</text:span></text:p>
          </draw:text-box>
        </draw:frame>
        <draw:frame draw:style-name="gr5" draw:text-style-name="P4" draw:layer="layout" svg:width="1.397cm" svg:height="0.645cm" svg:x="9.782cm" svg:y="9.372cm">
          <draw:text-box>
            <text:p><text:span text:style-name="T4">query</text:span></text:p>
          </draw:text-box>
        </draw:frame>
        <draw:frame draw:style-name="gr4" draw:text-style-name="P5" draw:layer="layout" svg:width="2.06cm" svg:height="0.725cm" svg:x="6.461cm" svg:y="3.831cm">
          <draw:text-box>
            <text:p><text:span text:style-name="T5">Persons</text:span></text:p>
          </draw:text-box>
        </draw:frame>
        <draw:frame draw:style-name="gr4" draw:text-style-name="P5" draw:layer="layout" svg:width="1.704cm" svg:height="0.725cm" svg:x="15.679cm" svg:y="9.001cm">
          <draw:text-box>
            <text:p><text:span text:style-name="T5">Towns</text:span></text:p>
          </draw:text-box>
        </draw:frame>
        <draw:frame draw:style-name="standard" draw:layer="layout" svg:width="5.091cm" svg:height="1.873cm" svg:x="12.414cm" svg:y="6.71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" table:default-cell-style-name="ce1">
              <table:table-cell>
                <text:p text:style-name="P1"><text:span text:style-name="T1">CountyID</text:span></text:p>
              </table:table-cell>
              <table:table-cell>
                <text:p text:style-name="P1"><text:span text:style-name="T1">Languag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English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078cm" svg:height="1.09cm" svg:x="12.427cm" svg:y="5.572cm">
          <table:table table:template-name="default" table:use-first-row-styles="true" table:use-banding-rows-styles="true">
            <table:table-column table:style-name="co12"/>
            <table:table-row table:style-name="ro2">
              <table:table-cell table:style-name="ce2">
                <text:p><text:span text:style-name="T2">Param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5" draw:layer="layout" svg:width="5.375cm" svg:height="0.725cm" svg:x="12.389cm" svg:y="4.683cm">
          <draw:text-box>
            <text:p><text:span text:style-name="T5">Countries and Languages</text:span></text:p>
          </draw:text-box>
        </draw:frame>
        <draw:line draw:style-name="gr3" draw:text-style-name="P1" draw:layer="layout" svg:x1="10.271cm" svg:y1="7.096cm" svg:x2="12.476cm" svg:y2="7.09cm">
          <text:p/>
        </draw:line>
        <draw:frame draw:style-name="gr4" draw:layer="layout" svg:width="2.166cm" svg:height="0.645cm" svg:x="10.394cm" svg:y="6.334cm">
          <draw:text-box>
            <text:p><text:span text:style-name="T3">CountryId</text:span></text:p>
          </draw:text-box>
        </draw:frame>
        <draw:line draw:style-name="gr2" draw:text-style-name="P1" draw:layer="layout" svg:x1="8.619cm" svg:y1="6.127cm" svg:x2="10.271cm" svg:y2="6.127cm">
          <text:p/>
        </draw:line>
        <draw:line draw:style-name="gr2" draw:text-style-name="P1" draw:layer="layout" svg:x1="10.271cm" svg:y1="7.096cm" svg:x2="10.271cm" svg:y2="6.102cm">
          <text:p/>
        </draw:line>
        <draw:frame draw:style-name="gr4" draw:layer="layout" svg:width="1.852cm" svg:height="0.645cm" svg:x="8.767cm" svg:y="5.191cm">
          <draw:text-box>
            <text:p><text:span text:style-name="T3">Country</text:span></text:p>
          </draw:text-box>
        </draw:frame>
        <draw:frame draw:style-name="gr5" draw:text-style-name="P4" draw:layer="layout" svg:width="1.397cm" svg:height="0.645cm" svg:x="9.636cm" svg:y="7.223cm">
          <draw:text-box>
            <text:p><text:span text:style-name="T4">fil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1-14T15:26:43</dc:date>
    <dc:creator>vv </dc:creator>
    <meta:editing-duration>PT5H8M44S</meta:editing-duration>
    <meta:editing-cycles>24</meta:editing-cycles>
    <meta:generator>LibreOffice/3.5$Linux_x86 LibreOffice_project/350m1$Build-2</meta:generator>
    <meta:document-statistic meta:object-count="22"/>
  </office:meta>
</office:document-meta>
</file>